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The Tools of the Trad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epwise Refine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efined as a means to postpone decisions on details until as late as possible to concentrate on important issues</text:p>
              </text:list-item>
              <text:list-item>
                <text:p>The stepwise refinement process involves determining which parts are most essential and focusing on those, while leaving less essentials for la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st – Benefit Analysi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s exactly like it sounds – a comparison of estimated future benefits against projected future costs</text:p>
              </text:list-item>
              <text:list-item>
                <text:p>Things that are difficult to assign dollar amounts to can be approximated by using an “assumption.”</text:p>
              </text:list-item>
              <text:list-item>
                <text:p>An assumption is an educated gue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vide and Conqu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Very basic idea in the industry</text:p>
              </text:list-item>
              <text:list-item>
                <text:p>Break difficult big problems into medium problems into easy small proble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paration of Concer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n extension of “Divide and Conquer”</text:p>
              </text:list-item>
              <text:list-item>
                <text:p>Break down problems in such a way that there is as little functionality overlap as possi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ftware Metric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.g. lines of code being used to measure the size of a product</text:p>
              </text:list-item>
              <text:list-item>
                <text:p>Number of faults per 1000 lines of code is a measure of software quality</text:p>
              </text:list-item>
              <text:list-item>
                <text:p>Mean time between product failure after install is a measure of reliability</text:p>
              </text:list-item>
              <text:list-item>
                <text:p>Some metrics are product metrics, while others are process metric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ve Fundamental Metric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ize (lines of code, or something more complex)</text:p>
              </text:list-item>
              <text:list-item>
                <text:p>Cost (in dollars)</text:p>
              </text:list-item>
              <text:list-item>
                <text:p>Duration (in months)</text:p>
              </text:list-item>
              <text:list-item>
                <text:p>Effort (in person-months)</text:p>
              </text:list-item>
              <text:list-item>
                <text:p>Quality (in number of faults detecte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mputer Aided Software Engineering</text:p>
              </text:list-item>
              <text:list-item>
                <text:p>A broad term for anything that assists in the software engineering process</text:p>
              </text:list-item>
              <text:list-item>
                <text:p>Can be anything from diagramming tools, to complicated IDE's and source version control setups</text:p>
              </text:list-item>
              <text:list-item>
                <text:p>Common things include automatic formatting tools (Google has an example in Chrome for javascript) and syntax checkers / auto-completion tool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ftware Ver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ewer versions of the same “variation” are termed “revisions”</text:p>
              </text:list-item>
              <text:list-item>
                <text:p>“Variations” are the same product, but individualized for specific needs, e.g. a printer driver may have two variations to support different printer mode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figuration Contro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ses version control tools to manage multiple revisions and variations of products</text:p>
              </text:list-item>
              <text:list-item>
                <text:p>Things like SVN and git are used to aid in thi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ild Too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.g. make and makefiles</text:p>
              </text:list-item>
              <text:list-item>
                <text:p>The makefile contains a list of instructions to tell the computer how to compile the source into a package for the computer</text:p>
              </text:list-item>
              <text:list-item>
                <text:p>A.K.A. make is a shortcut for your shell that executes the shell script in your current direct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1T09:58:47.818861667</meta:creation-date>
    <dc:date>2014-02-11T10:35:48.979098863</dc:date>
    <meta:editing-duration>PT21M39S</meta:editing-duration>
    <meta:editing-cycles>3</meta:editing-cycles>
    <meta:generator>LibreOffice/4.1.4.2$Linux_X86_64 LibreOffice_project/410$Build-2</meta:generator>
    <meta:document-statistic meta:object-count="65"/>
  </office:meta>
</office:document-meta>
</file>